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text-properties fo:language="en" fo:country="US" style:font-name-asian="Times New Roman1"/>
    </style:style>
    <style:style style:name="P57" style:family="paragraph" style:parent-style-name="Heading_20_1" style:master-page-name="Standard">
      <style:paragraph-properties fo:margin-top="0cm" fo:margin-bottom="0cm" style:page-number="auto" fo:background-color="#ffffff">
        <style:background-image/>
      </style:paragraph-properties>
    </style:style>
    <style:style style:name="P58" style:family="paragraph" style:parent-style-name="Heading_20_2">
      <style:paragraph-properties fo:margin-top="0cm" fo:margin-bottom="0cm"/>
      <style:text-properties fo:language="en" fo:country="US" style:font-name-asian="Times New Roman1"/>
    </style:style>
    <style:style style:name="P59" style:family="paragraph" style:parent-style-name="Heading_20_2">
      <style:paragraph-properties fo:margin-top="0cm" fo:margin-bottom="0cm"/>
      <style:text-properties style:font-name-asian="Times New Roman1"/>
    </style:style>
    <style:style style:name="P60"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1" style:family="paragraph" style:parent-style-name="Heading_20_3">
      <style:paragraph-properties fo:margin-top="0cm" fo:margin-bottom="0cm"/>
      <style:text-properties fo:language="en" fo:country="US" style:font-name-asian="Times New Roman1"/>
    </style:style>
    <style:style style:name="P62"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3" style:family="paragraph" style:parent-style-name="Heading_20_3">
      <style:paragraph-properties fo:margin-top="0cm" fo:margin-bottom="0cm" fo:background-color="#ffffff">
        <style:background-image/>
      </style:paragraph-properties>
      <style:text-properties style:font-name-asian="Times New Roman1"/>
    </style:style>
    <style:style style:name="P64" style:family="paragraph" style:parent-style-name="Normal_20__28_Web_29_">
      <style:text-properties fo:language="en" fo:country="US"/>
    </style:style>
    <style:style style:name="P65" style:family="paragraph" style:parent-style-name="Normal_20__28_Web_29_">
      <style:paragraph-properties fo:margin-top="0cm" fo:margin-bottom="0cm"/>
      <style:text-properties fo:font-weight="bold" style:font-weight-asian="bold" style:font-weight-complex="bold"/>
    </style:style>
    <style:style style:name="P66" style:family="paragraph" style:parent-style-name="Normal_20__28_Web_29_">
      <style:paragraph-properties fo:margin-top="0cm" fo:margin-bottom="0cm"/>
      <style:text-properties fo:language="en" fo:country="US"/>
    </style:style>
    <style:style style:name="P67" style:family="paragraph" style:parent-style-name="Normal_20__28_Web_29_">
      <style:paragraph-properties fo:margin-top="0cm" fo:margin-bottom="0cm" fo:text-align="center" style:justify-single-word="false"/>
    </style:style>
    <style:style style:name="P68" style:family="paragraph" style:parent-style-name="Normal_20__28_Web_29_">
      <style:paragraph-properties fo:margin-top="0cm" fo:margin-bottom="0cm" fo:text-align="center" style:justify-single-word="false" fo:background-color="#ffffff">
        <style:background-image/>
      </style:paragraph-properties>
    </style:style>
    <style:style style:name="P69" style:family="paragraph" style:parent-style-name="Normal_20__28_Web_29_">
      <style:paragraph-properties fo:margin-top="0cm" fo:margin-bottom="0cm" fo:background-color="#ffffff">
        <style:background-image/>
      </style:paragraph-properties>
      <style:text-properties fo:language="en" fo:country="US"/>
    </style:style>
    <style:style style:name="P70" style:family="paragraph" style:parent-style-name="normal-first">
      <style:paragraph-properties fo:margin-top="0.159cm" fo:margin-bottom="0.159cm"/>
    </style:style>
    <style:style style:name="P71" style:family="paragraph" style:parent-style-name="normal-first">
      <style:paragraph-properties fo:margin-top="0.159cm" fo:margin-bottom="0.159cm"/>
      <style:text-properties fo:language="en" fo:country="US"/>
    </style:style>
    <style:style style:name="P72" style:family="paragraph" style:parent-style-name="normal-first">
      <style:paragraph-properties fo:margin-top="0.159cm" fo:margin-bottom="0.159cm" fo:text-align="justify" style:justify-single-word="false"/>
      <style:text-properties fo:language="en" fo:country="US"/>
    </style:style>
    <style:style style:name="P73" style:family="paragraph" style:parent-style-name="normal-first">
      <style:paragraph-properties fo:margin-top="0.159cm" fo:margin-bottom="0.159cm" fo:text-align="justify" style:justify-single-word="false"/>
    </style:style>
    <style:style style:name="P74" style:family="paragraph" style:parent-style-name="normal-first">
      <style:paragraph-properties fo:margin-top="0.159cm" fo:margin-bottom="0.159cm" fo:background-color="#ffffff">
        <style:background-image/>
      </style:paragraph-properties>
      <style:text-properties fo:language="en" fo:country="US"/>
    </style:style>
    <style:style style:name="P75"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6" style:family="paragraph" style:parent-style-name="normal-first">
      <style:paragraph-properties fo:margin-top="0.159cm" fo:margin-bottom="0.159cm" fo:text-align="justify" style:justify-single-word="false" fo:background-color="#ffffff">
        <style:background-image/>
      </style:paragraph-properties>
    </style:style>
    <style:style style:name="P77" style:family="paragraph" style:parent-style-name="normal">
      <style:paragraph-properties fo:margin-left="0cm" fo:margin-right="0cm" fo:margin-top="0.159cm" fo:margin-bottom="0.159cm" fo:text-indent="0.238cm" style:auto-text-indent="false"/>
    </style:style>
    <style:style style:name="P78" style:family="paragraph" style:parent-style-name="normal">
      <style:paragraph-properties fo:margin-left="0cm" fo:margin-right="0cm" fo:margin-top="0.159cm" fo:margin-bottom="0.159cm" fo:text-indent="0.238cm" style:auto-text-indent="false"/>
      <style:text-properties fo:language="en" fo:country="US"/>
    </style:style>
    <style:style style:name="P79"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0" style:family="paragraph" style:parent-style-name="normal">
      <style:paragraph-properties fo:margin-left="0cm" fo:margin-right="0cm" fo:margin-top="0.159cm" fo:margin-bottom="0.159cm" fo:text-align="justify" style:justify-single-word="false" fo:text-indent="0.238cm" style:auto-text-indent="false"/>
    </style:style>
    <style:style style:name="P81"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3"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4" style:family="paragraph" style:parent-style-name="normal">
      <style:paragraph-properties fo:margin-top="0.159cm" fo:margin-bottom="0.159cm"/>
    </style:style>
    <style:style style:name="P85" style:family="paragraph" style:parent-style-name="normal">
      <style:paragraph-properties fo:margin-top="0.159cm" fo:margin-bottom="0.159cm"/>
      <style:text-properties fo:language="en" fo:country="US"/>
    </style:style>
    <style:style style:name="P86" style:family="paragraph" style:parent-style-name="example">
      <style:paragraph-properties fo:margin-left="0.476cm" fo:margin-right="0.476cm" fo:margin-top="0.238cm" fo:margin-bottom="0.238cm" fo:text-indent="0cm" style:auto-text-indent="false"/>
    </style:style>
    <style:style style:name="P87" style:family="paragraph" style:parent-style-name="example">
      <style:paragraph-properties fo:margin-left="0.476cm" fo:margin-right="0.476cm" fo:margin-top="0.238cm" fo:margin-bottom="0.238cm" fo:text-indent="0cm" style:auto-text-indent="false"/>
      <style:text-properties fo:language="en" fo:country="US"/>
    </style:style>
    <style:style style:name="P88"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89" style:family="paragraph" style:parent-style-name="example">
      <style:paragraph-properties fo:margin-left="0.476cm" fo:margin-right="0.476cm" fo:margin-top="0.238cm" fo:margin-bottom="0.238cm" fo:text-align="justify" style:justify-single-word="false" fo:text-indent="0cm" style:auto-text-indent="false"/>
    </style:style>
    <style:style style:name="P90"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1"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2"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3"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4" style:family="paragraph" style:parent-style-name="sidebar-header">
      <style:text-properties fo:text-transform="uppercase" fo:language="en" fo:country="US" fo:font-weight="bold" style:font-name-asian="Times New Roman1" style:font-weight-asian="bold" style:font-weight-complex="bold"/>
    </style:style>
    <style:style style:name="P95" style:family="paragraph" style:parent-style-name="sidebar-body">
      <style:paragraph-properties fo:margin-top="0cm" fo:margin-bottom="0.159cm"/>
    </style:style>
    <style:style style:name="P96" style:family="paragraph" style:parent-style-name="sidebar-body">
      <style:paragraph-properties fo:margin-top="0cm" fo:margin-bottom="0.159cm"/>
      <style:text-properties fo:language="en" fo:country="US"/>
    </style:style>
    <style:style style:name="P97" style:family="paragraph" style:parent-style-name="sidebar-body-first">
      <style:paragraph-properties fo:margin-top="0cm" fo:margin-bottom="0cm"/>
    </style:style>
    <style:style style:name="P98" style:family="paragraph" style:parent-style-name="sidebar-body-first">
      <style:paragraph-properties fo:margin-top="0cm" fo:margin-bottom="0cm"/>
      <style:text-properties fo:language="en" fo:country="US"/>
    </style:style>
    <style:style style:name="P99" style:family="paragraph" style:parent-style-name="sidebar-body-first">
      <style:paragraph-properties fo:margin-top="0cm" fo:margin-bottom="0cm" fo:text-align="justify" style:justify-single-word="false"/>
      <style:text-properties fo:language="en" fo:country="US"/>
    </style:style>
    <style:style style:name="P100" style:family="paragraph" style:parent-style-name="sidebar-body-first">
      <style:paragraph-properties fo:margin-top="0cm" fo:margin-bottom="0cm" fo:text-align="justify" style:justify-single-word="false"/>
    </style:style>
    <style:style style:name="P101"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2" style:family="paragraph" style:parent-style-name="sidebar-body-first">
      <style:paragraph-properties fo:margin-top="0cm" fo:margin-bottom="0cm" fo:text-align="justify" style:justify-single-word="false" fo:background-color="#ffffff">
        <style:background-image/>
      </style:paragraph-properties>
    </style:style>
    <style:style style:name="P103" style:family="paragraph" style:parent-style-name="inline-header--ih-">
      <style:paragraph-properties fo:margin-top="0.159cm" fo:margin-bottom="0.159cm" fo:text-align="justify" style:justify-single-word="false"/>
    </style:style>
    <style:style style:name="P104" style:family="paragraph" style:parent-style-name="inline-header--ih-">
      <style:paragraph-properties fo:margin-top="0.159cm" fo:margin-bottom="0.159cm" fo:text-align="justify" style:justify-single-word="false" fo:background-color="#ffffff">
        <style:background-image/>
      </style:paragraph-properties>
    </style:style>
    <style:style style:name="P105" style:family="paragraph" style:parent-style-name="inline-header--ih-">
      <style:paragraph-properties fo:margin-top="0.238cm" fo:margin-bottom="0.159cm" fo:text-align="justify" style:justify-single-word="false"/>
    </style:style>
    <style:style style:name="P106" style:family="paragraph" style:parent-style-name="example-start">
      <style:paragraph-properties fo:margin-left="0.476cm" fo:margin-right="0.476cm" fo:margin-top="0.238cm" fo:margin-bottom="0cm" fo:text-align="justify" style:justify-single-word="false" fo:text-indent="0cm" style:auto-text-indent="false"/>
    </style:style>
    <style:style style:name="P107" style:family="paragraph" style:parent-style-name="heading-3">
      <style:paragraph-properties fo:margin-top="0.132cm" fo:margin-bottom="0cm" fo:background-color="#ffffff">
        <style:background-image/>
      </style:paragraph-properties>
    </style:style>
    <style:style style:name="P108"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09"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0"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1"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2"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3"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raw:rect text:anchor-type="paragraph" draw:z-index="66" draw:style-name="gr1" draw:text-style-name="P113" svg:width="0.003cm" svg:height="0.054cm" svg:x="0cm" svg:y="0cm"><text:p/></draw:rect><draw:rect text:anchor-type="paragraph" draw:z-index="65" draw:style-name="gr1" draw:text-style-name="P113" svg:width="0.003cm" svg:height="0.054cm" svg:x="0cm" svg:y="0cm"><text:p/></draw:rect><draw:rect text:anchor-type="paragraph" draw:z-index="64" draw:style-name="gr1" draw:text-style-name="P113" svg:width="0.003cm" svg:height="0.054cm" svg:x="0cm" svg:y="0cm"><text:p/></draw:rect><draw:rect text:anchor-type="paragraph" draw:z-index="63" draw:style-name="gr1" draw:text-style-name="P113" svg:width="0.003cm" svg:height="0.054cm" svg:x="0cm" svg:y="0cm"><text:p/></draw:rect><draw:rect text:anchor-type="paragraph" draw:z-index="62" draw:style-name="gr1" draw:text-style-name="P113" svg:width="0.003cm" svg:height="0.054cm" svg:x="0cm" svg:y="0cm"><text:p/></draw:rect><draw:rect text:anchor-type="paragraph" draw:z-index="61" draw:style-name="gr1" draw:text-style-name="P113" svg:width="0.003cm" svg:height="0.054cm" svg:x="0cm" svg:y="0cm"><text:p/></draw:rect><draw:rect text:anchor-type="paragraph" draw:z-index="60" draw:style-name="gr1" draw:text-style-name="P113" svg:width="0.003cm" svg:height="0.054cm" svg:x="0cm" svg:y="0cm"><text:p/></draw:rect><draw:rect text:anchor-type="paragraph" draw:z-index="59" draw:style-name="gr1" draw:text-style-name="P113" svg:width="0.003cm" svg:height="0.054cm" svg:x="0cm" svg:y="0cm"><text:p/></draw:rect><draw:rect text:anchor-type="paragraph" draw:z-index="58" draw:style-name="gr1" draw:text-style-name="P113" svg:width="0.003cm" svg:height="0.054cm" svg:x="0cm" svg:y="0cm"><text:p/></draw:rect><draw:rect text:anchor-type="paragraph" draw:z-index="57" draw:style-name="gr1" draw:text-style-name="P113" svg:width="0.003cm" svg:height="0.054cm" svg:x="0cm" svg:y="0cm"><text:p/></draw:rect><draw:rect text:anchor-type="paragraph" draw:z-index="56" draw:style-name="gr1" draw:text-style-name="P113" svg:width="0.003cm" svg:height="0.054cm" svg:x="0cm" svg:y="0cm"><text:p/></draw:rect><draw:rect text:anchor-type="paragraph" draw:z-index="55" draw:style-name="gr1" draw:text-style-name="P113" svg:width="0.003cm" svg:height="0.054cm" svg:x="0cm" svg:y="0cm"><text:p/></draw:rect><draw:rect text:anchor-type="paragraph" draw:z-index="54" draw:style-name="gr1" draw:text-style-name="P113" svg:width="0.003cm" svg:height="0.054cm" svg:x="0cm" svg:y="0cm"><text:p/></draw:rect><draw:rect text:anchor-type="paragraph" draw:z-index="53" draw:style-name="gr1" draw:text-style-name="P113" svg:width="0.003cm" svg:height="0.054cm" svg:x="0cm" svg:y="0cm"><text:p/></draw:rect><draw:rect text:anchor-type="paragraph" draw:z-index="52" draw:style-name="gr1" draw:text-style-name="P113" svg:width="0.003cm" svg:height="0.054cm" svg:x="0cm" svg:y="0cm"><text:p/></draw:rect><draw:rect text:anchor-type="paragraph" draw:z-index="51" draw:style-name="gr1" draw:text-style-name="P113" svg:width="0.003cm" svg:height="0.054cm" svg:x="0cm" svg:y="0cm"><text:p/></draw:rect><draw:rect text:anchor-type="paragraph" draw:z-index="50" draw:style-name="gr1" draw:text-style-name="P113" svg:width="0.003cm" svg:height="0.054cm" svg:x="0cm" svg:y="0cm"><text:p/></draw:rect><draw:rect text:anchor-type="paragraph" draw:z-index="49" draw:style-name="gr1" draw:text-style-name="P113" svg:width="0.003cm" svg:height="0.054cm" svg:x="0cm" svg:y="0cm"><text:p/></draw:rect><draw:rect text:anchor-type="paragraph" draw:z-index="48" draw:style-name="gr1" draw:text-style-name="P113" svg:width="0.003cm" svg:height="0.054cm" svg:x="0cm" svg:y="0cm"><text:p/></draw:rect><draw:rect text:anchor-type="paragraph" draw:z-index="47" draw:style-name="gr1" draw:text-style-name="P113" svg:width="0.003cm" svg:height="0.054cm" svg:x="0cm" svg:y="0cm"><text:p/></draw:rect><draw:rect text:anchor-type="paragraph" draw:z-index="46" draw:style-name="gr1" draw:text-style-name="P113" svg:width="0.003cm" svg:height="0.054cm" svg:x="0cm" svg:y="0cm"><text:p/></draw:rect><draw:rect text:anchor-type="paragraph" draw:z-index="45" draw:style-name="gr1" draw:text-style-name="P113" svg:width="0.003cm" svg:height="0.054cm" svg:x="0cm" svg:y="0cm"><text:p/></draw:rect><draw:rect text:anchor-type="paragraph" draw:z-index="44" draw:style-name="gr1" draw:text-style-name="P113" svg:width="0.003cm" svg:height="0.054cm" svg:x="0cm" svg:y="0cm"><text:p/></draw:rect><draw:rect text:anchor-type="paragraph" draw:z-index="43" draw:style-name="gr1" draw:text-style-name="P113" svg:width="0.003cm" svg:height="0.054cm" svg:x="0cm" svg:y="0cm"><text:p/></draw:rect><draw:rect text:anchor-type="paragraph" draw:z-index="42" draw:style-name="gr1" draw:text-style-name="P113" svg:width="0.003cm" svg:height="0.054cm" svg:x="0cm" svg:y="0cm"><text:p/></draw:rect><draw:rect text:anchor-type="paragraph" draw:z-index="41" draw:style-name="gr1" draw:text-style-name="P113" svg:width="0.003cm" svg:height="0.054cm" svg:x="0cm" svg:y="0cm"><text:p/></draw:rect><draw:rect text:anchor-type="paragraph" draw:z-index="40" draw:style-name="gr1" draw:text-style-name="P113" svg:width="0.003cm" svg:height="0.054cm" svg:x="0cm" svg:y="0cm"><text:p/></draw:rect><draw:rect text:anchor-type="paragraph" draw:z-index="39" draw:style-name="gr1" draw:text-style-name="P113" svg:width="0.003cm" svg:height="0.054cm" svg:x="0cm" svg:y="0cm"><text:p/></draw:rect><draw:rect text:anchor-type="paragraph" draw:z-index="38" draw:style-name="gr1" draw:text-style-name="P113" svg:width="0.003cm" svg:height="0.054cm" svg:x="0cm" svg:y="0cm"><text:p/></draw:rect><draw:rect text:anchor-type="paragraph" draw:z-index="37" draw:style-name="gr1" draw:text-style-name="P113" svg:width="0.003cm" svg:height="0.054cm" svg:x="0cm" svg:y="0cm"><text:p/></draw:rect><draw:rect text:anchor-type="paragraph" draw:z-index="36" draw:style-name="gr1" draw:text-style-name="P113" svg:width="0.003cm" svg:height="0.054cm" svg:x="0cm" svg:y="0cm"><text:p/></draw:rect><draw:rect text:anchor-type="paragraph" draw:z-index="35" draw:style-name="gr1" draw:text-style-name="P113" svg:width="0.003cm" svg:height="0.054cm" svg:x="0cm" svg:y="0cm"><text:p/></draw:rect><draw:rect text:anchor-type="paragraph" draw:z-index="34" draw:style-name="gr1" draw:text-style-name="P113" svg:width="0.003cm" svg:height="0.054cm" svg:x="0cm" svg:y="0cm"><text:p/></draw:rect><draw:rect text:anchor-type="paragraph" draw:z-index="33" draw:style-name="gr1" draw:text-style-name="P113" svg:width="0.003cm" svg:height="0.054cm" svg:x="0cm" svg:y="0cm"><text:p/></draw:rect><draw:rect text:anchor-type="paragraph" draw:z-index="32" draw:style-name="gr1" draw:text-style-name="P113" svg:width="0.003cm" svg:height="0.054cm" svg:x="0cm" svg:y="0cm"><text:p/></draw:rect><draw:rect text:anchor-type="paragraph" draw:z-index="31" draw:style-name="gr1" draw:text-style-name="P113" svg:width="0.003cm" svg:height="0.054cm" svg:x="0cm" svg:y="0cm"><text:p/></draw:rect><draw:rect text:anchor-type="paragraph" draw:z-index="30" draw:style-name="gr1" draw:text-style-name="P113" svg:width="0.003cm" svg:height="0.054cm" svg:x="0cm" svg:y="0cm"><text:p/></draw:rect><draw:rect text:anchor-type="paragraph" draw:z-index="29" draw:style-name="gr1" draw:text-style-name="P113" svg:width="0.003cm" svg:height="0.054cm" svg:x="0cm" svg:y="0cm"><text:p/></draw:rect><draw:rect text:anchor-type="paragraph" draw:z-index="28" draw:style-name="gr1" draw:text-style-name="P113" svg:width="0.003cm" svg:height="0.054cm" svg:x="0cm" svg:y="0cm"><text:p/></draw:rect><draw:rect text:anchor-type="paragraph" draw:z-index="27" draw:style-name="gr1" draw:text-style-name="P113" svg:width="0.003cm" svg:height="0.054cm" svg:x="0cm" svg:y="0cm"><text:p/></draw:rect><draw:rect text:anchor-type="paragraph" draw:z-index="26" draw:style-name="gr1" draw:text-style-name="P113" svg:width="0.003cm" svg:height="0.054cm" svg:x="0cm" svg:y="0cm"><text:p/></draw:rect><draw:rect text:anchor-type="paragraph" draw:z-index="25" draw:style-name="gr1" draw:text-style-name="P113" svg:width="0.003cm" svg:height="0.054cm" svg:x="0cm" svg:y="0cm"><text:p/></draw:rect><draw:rect text:anchor-type="paragraph" draw:z-index="24" draw:style-name="gr1" draw:text-style-name="P113" svg:width="0.003cm" svg:height="0.054cm" svg:x="0cm" svg:y="0cm"><text:p/></draw:rect><draw:rect text:anchor-type="paragraph" draw:z-index="23" draw:style-name="gr1" draw:text-style-name="P113" svg:width="0.003cm" svg:height="0.054cm" svg:x="0cm" svg:y="0cm"><text:p/></draw:rect><draw:rect text:anchor-type="paragraph" draw:z-index="22" draw:style-name="gr1" draw:text-style-name="P113" svg:width="0.003cm" svg:height="0.054cm" svg:x="0cm" svg:y="0cm"><text:p/></draw:rect><draw:rect text:anchor-type="paragraph" draw:z-index="21" draw:style-name="gr1" draw:text-style-name="P113" svg:width="0.003cm" svg:height="0.054cm" svg:x="0cm" svg:y="0cm"><text:p/></draw:rect><draw:rect text:anchor-type="paragraph" draw:z-index="20" draw:style-name="gr1" draw:text-style-name="P113" svg:width="0.003cm" svg:height="0.054cm" svg:x="0cm" svg:y="0cm"><text:p/></draw:rect><draw:rect text:anchor-type="paragraph" draw:z-index="19" draw:style-name="gr1" draw:text-style-name="P113" svg:width="0.003cm" svg:height="0.054cm" svg:x="0cm" svg:y="0cm"><text:p/></draw:rect><draw:rect text:anchor-type="paragraph" draw:z-index="18" draw:style-name="gr1" draw:text-style-name="P113" svg:width="0.003cm" svg:height="0.054cm" svg:x="0cm" svg:y="0cm"><text:p/></draw:rect><draw:rect text:anchor-type="paragraph" draw:z-index="17" draw:style-name="gr1" draw:text-style-name="P113" svg:width="0.003cm" svg:height="0.054cm" svg:x="0cm" svg:y="0cm"><text:p/></draw:rect><draw:rect text:anchor-type="paragraph" draw:z-index="16" draw:style-name="gr1" draw:text-style-name="P113" svg:width="0.003cm" svg:height="0.054cm" svg:x="0cm" svg:y="0cm"><text:p/></draw:rect><draw:rect text:anchor-type="paragraph" draw:z-index="15" draw:style-name="gr1" draw:text-style-name="P113" svg:width="0.003cm" svg:height="0.054cm" svg:x="0cm" svg:y="0cm"><text:p/></draw:rect><draw:rect text:anchor-type="paragraph" draw:z-index="14" draw:style-name="gr1" draw:text-style-name="P113" svg:width="0.003cm" svg:height="0.054cm" svg:x="0cm" svg:y="0cm"><text:p/></draw:rect><draw:rect text:anchor-type="paragraph" draw:z-index="13" draw:style-name="gr1" draw:text-style-name="P113" svg:width="0.003cm" svg:height="0.054cm" svg:x="0cm" svg:y="0cm"><text:p/></draw:rect><draw:rect text:anchor-type="paragraph" draw:z-index="12" draw:style-name="gr1" draw:text-style-name="P113" svg:width="0.003cm" svg:height="0.054cm" svg:x="0cm" svg:y="0cm"><text:p/></draw:rect><draw:rect text:anchor-type="paragraph" draw:z-index="11" draw:style-name="gr1" draw:text-style-name="P113" svg:width="0.003cm" svg:height="0.054cm" svg:x="0cm" svg:y="0cm"><text:p/></draw:rect><draw:rect text:anchor-type="paragraph" draw:z-index="10" draw:style-name="gr1" draw:text-style-name="P113" svg:width="0.003cm" svg:height="0.054cm" svg:x="0cm" svg:y="0cm"><text:p/></draw:rect><draw:rect text:anchor-type="paragraph" draw:z-index="9" draw:style-name="gr1" draw:text-style-name="P113" svg:width="0.003cm" svg:height="0.054cm" svg:x="0cm" svg:y="0cm"><text:p/></draw:rect><draw:rect text:anchor-type="paragraph" draw:z-index="8" draw:style-name="gr1" draw:text-style-name="P113" svg:width="0.003cm" svg:height="0.054cm" svg:x="0cm" svg:y="0cm"><text:p/></draw:rect><draw:rect text:anchor-type="paragraph" draw:z-index="7" draw:style-name="gr1" draw:text-style-name="P113" svg:width="0.003cm" svg:height="0.054cm" svg:x="0cm" svg:y="0cm"><text:p/></draw:rect><draw:rect text:anchor-type="paragraph" draw:z-index="6" draw:style-name="gr1" draw:text-style-name="P113" svg:width="0.003cm" svg:height="0.054cm" svg:x="0cm" svg:y="0cm"><text:p/></draw:rect><draw:rect text:anchor-type="paragraph" draw:z-index="5" draw:style-name="gr1" draw:text-style-name="P113" svg:width="0.003cm" svg:height="0.054cm" svg:x="0cm" svg:y="0cm"><text:p/></draw:rect><draw:rect text:anchor-type="paragraph" draw:z-index="4" draw:style-name="gr1" draw:text-style-name="P113" svg:width="0.003cm" svg:height="0.054cm" svg:x="0cm" svg:y="0cm"><text:p/></draw:rect><draw:rect text:anchor-type="paragraph" draw:z-index="3" draw:style-name="gr1" draw:text-style-name="P113" svg:width="0.003cm" svg:height="0.054cm" svg:x="0cm" svg:y="0cm"><text:p/></draw:rect><draw:rect text:anchor-type="paragraph" draw:z-index="2" draw:style-name="gr1" draw:text-style-name="P113" svg:width="0.003cm" svg:height="0.054cm" svg:x="0cm" svg:y="0cm"><text:p/></draw:rect><draw:rect text:anchor-type="paragraph" draw:z-index="1" draw:style-name="gr1" draw:text-style-name="P113" svg:width="0.003cm" svg:height="0.054cm" svg:x="0cm" svg:y="0cm"><text:p/></draw:rect><draw:rect text:anchor-type="paragraph" draw:z-index="0" draw:style-name="gr1" draw:text-style-name="P113" svg:width="0.003cm" svg:height="0.054cm" svg:x="0cm" svg:y="0cm"><text:p/></draw:rect><text:span text:style-name="become-running-footer-text"><text:span text:style-name="T3">Example Characters</text:span></text:span></text:h>
      <text:p text:style-name="P74">Here are four sample characters that you can use as-is or use as inspiration for your own characters.</text:p>
      <text:h text:style-name="P60" text:outline-level="2">Reth of the Andrali Resistance</text:h>
      <text:p text:style-name="P75">Reth is 14 years of age. He has dark brown skin and dark hair that he wears in thick dreadlocks. He wears light, loose-fitting clothing and sandals, and he’s a skilled martial artist. He’s the most powerful Suncaller to be born in generations; he can magically call forth the power of fire. Originally from a town in the vast Andral Desert, he and his friends took a stand against the invading Steel Empire and have been living on the run since.</text:p>
      <text:p text:style-name="P55"/>
      <text:p text:style-name="P51"/>
      <text:p text:style-name="P110">RETH</text:p>
      <text:p text:style-name="P111"><text:span text:style-name="strong"><text:span text:style-name="T10">High Concept:</text:span></text:span><text:span text:style-name="T2"><text:line-break/></text:span><text:span text:style-name="aspect"><text:span text:style-name="T5">Suncaller of the Andral Desert</text:span></text:span></text:p>
      <text:p text:style-name="P111"><text:span text:style-name="strong"><text:span text:style-name="T10">Trouble:</text:span></text:span><text:span text:style-name="T2"> </text:span><text:span text:style-name="aspect"><text:span text:style-name="T5">Steel Assassins Want Me Dead</text:span></text:span></text:p>
      <text:p text:style-name="P111"><text:span text:style-name="strong"><text:span text:style-name="T10">Other Aspects:</text:span></text:span><text:span text:style-name="T2"> </text:span><text:span text:style-name="aspect"><text:span text:style-name="T5">My Kung Fu Is The Strongest</text:span></text:span><text:span text:style-name="T2">; </text:span><text:span text:style-name="aspect"><text:span text:style-name="T5">Crush On Avasa</text:span></text:span><text:span text:style-name="T2">; </text:span><text:span text:style-name="aspect"><text:span text:style-name="T5">I Can Learn from Serio’s Experience</text:span></text:span></text:p>
      <text:p text:style-name="P108">APPROACHES</text:p>
      <text:p text:style-name="P111"><text:span text:style-name="strong"><text:span text:style-name="T10">Careful:</text:span></text:span><text:span text:style-name="T2"> Fair (+2)</text:span></text:p>
      <text:p text:style-name="P111"><text:span text:style-name="strong"><text:span text:style-name="T10">Clever:</text:span></text:span><text:span text:style-name="T2"> Average (+1)</text:span></text:p>
      <text:p text:style-name="P111"><text:span text:style-name="strong"><text:span text:style-name="T10">Flashy:</text:span></text:span><text:span text:style-name="T2"> Mediocre (+0)</text:span></text:p>
      <text:p text:style-name="P111"><text:span text:style-name="strong"><text:span text:style-name="T10">Forceful:</text:span></text:span><text:span text:style-name="T2"> Good (+3)</text:span></text:p>
      <text:p text:style-name="P111"><text:span text:style-name="strong"><text:span text:style-name="T10">Quick:</text:span></text:span><text:span text:style-name="T2"> Fair (+2)</text:span></text:p>
      <text:p text:style-name="P111"><text:span text:style-name="strong"><text:span text:style-name="T10">Sneaky:</text:span></text:span><text:span text:style-name="T2"> Average (+1)</text:span></text:p>
      <text:p text:style-name="P108">STUNTS</text:p>
      <text:p text:style-name="P111"><text:span text:style-name="strong"><text:span text:style-name="T10">Stance of the Defiant Sun:</text:span></text:span><text:span text:style-name="T2"> Because I have perfected the Stance of the Defiant Sun, I gain a +2 to Forcefully defend in hand-to-hand combat. </text:span><text:span text:style-name="T4">(May take two more stunts without reducing refresh!)</text:span></text:p>
      <text:p text:style-name="P107"><text:span text:style-name="T20">STRESS </text:span><text:span text:style-name="T21">O</text:span><text:span text:style-name="T20"> </text:span><text:span text:style-name="T21">O</text:span><text:span text:style-name="T20"> </text:span><text:span text:style-name="T21">O</text:span></text:p>
      <text:p text:style-name="P108">CONSEQUENCES</text:p>
      <text:p text:style-name="P111"><text:span text:style-name="strong"><text:span text:style-name="T10">Mild (2):</text:span></text:span></text:p>
      <text:p text:style-name="P111"><text:span text:style-name="strong"><text:span text:style-name="T10">Moderate (4):</text:span></text:span></text:p>
      <text:p text:style-name="P111"><text:span text:style-name="strong"><text:span text:style-name="T10">Severe (6):</text:span></text:span></text:p>
      <text:p text:style-name="P108">REFRESH: 3</text:p>
      <text:h text:style-name="P60" text:outline-level="2">Voltaire</text:h>
      <text:p text:style-name="P76"><text:span text:style-name="T2">Voltaire is captain of the </text:span><text:span text:style-name="emphasis"><text:span text:style-name="T4">Cirrus Skimmer</text:span></text:span><text:span text:style-name="T2">, a skyship that roams a vast sea of clouds. She’s a cat person, her body a blend of human and feline features. She wears an ostentatious assortment of piratey clothes including a long brown jacket, knee-high boots, a feathered cap, and a basket-hilted cutlass. Being a cat person, she does have the tendency to nod off at odd moments…</text:span></text:p>
      <text:p text:style-name="P55"/>
      <text:p text:style-name="P51"/>
      <text:p text:style-name="P110">VOLTAIRE</text:p>
      <text:p text:style-name="P111"><text:span text:style-name="strong"><text:span text:style-name="T10">High Concept:</text:span></text:span><text:span text:style-name="T2"><text:line-break/></text:span><text:span text:style-name="aspect"><text:span text:style-name="T5">Feline Captain of Cirrus Skimmer</text:span></text:span></text:p>
      <text:p text:style-name="P111"><text:span text:style-name="strong"><text:span text:style-name="T10">Trouble:</text:span></text:span><text:span text:style-name="T2"> </text:span><text:span text:style-name="aspect"><text:span text:style-name="T5">*Yawn*</text:span></text:span></text:p>
      <text:p text:style-name="P111"><text:span text:style-name="strong"><text:span text:style-name="T10">Other Aspects:</text:span></text:span><text:span text:style-name="T2"> </text:span><text:span text:style-name="aspect"><text:span text:style-name="T5">That? Oh, That’s a Decoy</text:span></text:span><text:span text:style-name="T2">; </text:span><text:span text:style-name="aspect"><text:span text:style-name="T5">Martin Is a Big Cheat</text:span></text:span><text:span text:style-name="T2">; </text:span><text:span text:style-name="aspect"><text:span text:style-name="T5">Sanchez Is the Best First Mate a Ship Could Have</text:span></text:span></text:p>
      <text:p text:style-name="P108"><text:soft-page-break/>APPROACHES:</text:p>
      <text:p text:style-name="P111"><text:span text:style-name="strong"><text:span text:style-name="T10">Careful:</text:span></text:span><text:span text:style-name="T2"> Average (+1)</text:span></text:p>
      <text:p text:style-name="P111"><text:span text:style-name="strong"><text:span text:style-name="T10">Clever:</text:span></text:span><text:span text:style-name="T2"> Average (+1)</text:span></text:p>
      <text:p text:style-name="P111"><text:span text:style-name="strong"><text:span text:style-name="T10">Flashy:</text:span></text:span><text:span text:style-name="T2"> Good (+3)</text:span></text:p>
      <text:p text:style-name="P111"><text:span text:style-name="strong"><text:span text:style-name="T10">Forceful:</text:span></text:span><text:span text:style-name="T2"> Mediocre (+0)</text:span></text:p>
      <text:p text:style-name="P111"><text:span text:style-name="strong"><text:span text:style-name="T10">Quick:</text:span></text:span><text:span text:style-name="T2"> Fair (+2)</text:span></text:p>
      <text:p text:style-name="P111"><text:span text:style-name="strong"><text:span text:style-name="T10">Sneaky:</text:span></text:span><text:span text:style-name="T2"> Fair (+2)</text:span></text:p>
      <text:p text:style-name="P108">STUNTS</text:p>
      <text:p text:style-name="P111"><text:span text:style-name="strong"><text:span text:style-name="T10">Swashbuckling Swordswoman:</text:span></text:span><text:span text:style-name="T2"> Because I am a Swashbuckling Swordswoman, I gain a +2 to Flashy attacks when crossing blades with a single opponent. </text:span><text:span text:style-name="T4">(May take two more stunts without reducing refresh!)</text:span></text:p>
      <text:p text:style-name="P107"><text:span text:style-name="T20">STRESS </text:span><text:span text:style-name="T21">O</text:span><text:span text:style-name="T20"> </text:span><text:span text:style-name="T21">O</text:span><text:span text:style-name="T20"> </text:span><text:span text:style-name="T21">O</text:span></text:p>
      <text:p text:style-name="P108">CONSEQUENCES</text:p>
      <text:p text:style-name="P111"><text:span text:style-name="strong"><text:span text:style-name="T10">Mild (2):</text:span></text:span></text:p>
      <text:p text:style-name="P111"><text:span text:style-name="strong"><text:span text:style-name="T10">Moderate (4):</text:span></text:span></text:p>
      <text:p text:style-name="P111"><text:span text:style-name="strong"><text:span text:style-name="T10">Severe (6):</text:span></text:span></text:p>
      <text:p text:style-name="P108">REFRESH: 3</text:p>
      <text:h text:style-name="P60" text:outline-level="2">Abigail Zhao</text:h>
      <text:p text:style-name="P75">Abigail is a student at the School of Sorcery, and a member of Hippogriff House. She has light skin and long black hair with a pink streak. She pushes her luck with her school uniform, adding jewelry, studded belts, and dyed designs to the regulation blouse, trousers, and tie. She’s especially adept at enchantments. While she loves showing up those goons in Cyclops House, she does have a tendency to act before thinking.</text:p>
      <text:p text:style-name="P55"/>
      <text:p text:style-name="P51"/>
      <text:p text:style-name="P109">ABIGAIL ZHAO</text:p>
      <text:p text:style-name="P111"><text:span text:style-name="strong"><text:span text:style-name="T10">High Concept:</text:span></text:span><text:span text:style-name="T2"> </text:span><text:span text:style-name="aspect"><text:span text:style-name="T5">Enchantment Specialist of Hippogriff House</text:span></text:span></text:p>
      <text:p text:style-name="P111"><text:span text:style-name="strong"><text:span text:style-name="T10">Trouble:</text:span></text:span><text:span text:style-name="T2"> </text:span><text:span text:style-name="aspect"><text:span text:style-name="T5">Cast Now, Ask Questions Later</text:span></text:span></text:p>
      <text:p text:style-name="P111"><text:span text:style-name="strong"><text:span text:style-name="T10">Other Aspects:</text:span></text:span><text:span text:style-name="T2"> </text:span><text:span text:style-name="aspect"><text:span text:style-name="T5">I Hate Those Guys in</text:span></text:span><text:span text:style-name="T5"><text:line-break/></text:span><text:span text:style-name="aspect"><text:span text:style-name="T5">Cyclops House</text:span></text:span><text:span text:style-name="T2">; </text:span><text:span text:style-name="aspect"><text:span text:style-name="T5">Sarah Has My Back</text:span></text:span><text:span text:style-name="T2">;<text:line-break/></text:span><text:span text:style-name="aspect"><text:span text:style-name="T5">Dexter Fitzwilliam Is Going Down</text:span></text:span></text:p>
      <text:p text:style-name="P108">APPROACHES</text:p>
      <text:p text:style-name="P111"><text:span text:style-name="strong"><text:span text:style-name="T10">Careful:</text:span></text:span><text:span text:style-name="T2"> Mediocre (+0)</text:span></text:p>
      <text:p text:style-name="P111"><text:span text:style-name="strong"><text:span text:style-name="T10">Clever:</text:span></text:span><text:span text:style-name="T2"> Fair (+2)</text:span></text:p>
      <text:p text:style-name="P111"><text:span text:style-name="strong"><text:span text:style-name="T10">Flashy:</text:span></text:span><text:span text:style-name="T2"> Average (+1)</text:span></text:p>
      <text:p text:style-name="P111"><text:span text:style-name="strong"><text:span text:style-name="T10">Forceful:</text:span></text:span><text:span text:style-name="T2"> Fair (+2)</text:span></text:p>
      <text:p text:style-name="P111"><text:span text:style-name="strong"><text:span text:style-name="T10">Quick:</text:span></text:span><text:span text:style-name="T2"> Average (+1)</text:span></text:p>
      <text:p text:style-name="P111"><text:span text:style-name="strong"><text:span text:style-name="T10">Sneaky:</text:span></text:span><text:span text:style-name="T2"> Good (+3)</text:span></text:p>
      <text:p text:style-name="P108">STUNTS</text:p>
      <text:p text:style-name="P111"><text:span text:style-name="strong"><text:span text:style-name="T10">Teacher’s Favorite:</text:span></text:span><text:span text:style-name="T2"> Because I am a Teacher’s Favorite, once per session I may declare that a helpful teacher arrives in the scene. </text:span><text:span text:style-name="T4">(May take two more stunts without reducing refresh!)</text:span></text:p>
      <text:p text:style-name="P107"><text:span text:style-name="T20">STRESS </text:span><text:span text:style-name="T21">O</text:span><text:span text:style-name="T20"> </text:span><text:span text:style-name="T21">O</text:span><text:span text:style-name="T20"> </text:span><text:span text:style-name="T21">O</text:span></text:p>
      <text:p text:style-name="P108">CONSEQUENCES</text:p>
      <text:p text:style-name="P111"><text:span text:style-name="strong"><text:span text:style-name="T10">Mild (2):</text:span></text:span></text:p>
      <text:p text:style-name="P111"><text:span text:style-name="strong"><text:span text:style-name="T10">Moderate (4):</text:span></text:span></text:p>
      <text:p text:style-name="P111"><text:span text:style-name="strong"><text:span text:style-name="T10">Severe (6):</text:span></text:span></text:p>
      <text:p text:style-name="P108"><text:soft-page-break/>REFRESH: 3</text:p>
      <text:h text:style-name="P60" text:outline-level="2">Bethesda Flushing, PhD</text:h>
      <text:p text:style-name="P75">Dr. Flushing is a fellow at the Institute for Gravitical and Electro-Mechanical Advancement (IGEMA), and is one of IGEMA’s lead test engineers and field agents. IGEMA is frequently in conflict with agents of various international organizations who seek to steal their technology, take over the world, or both. Gustaf von Stendahl, leader of a shadowy spy agency of uncertain affiliation, is frequently a thorn in her side. Dr. Flushing has bright red hair and is never without several gadgets, including her helicopter pack.</text:p>
      <text:p text:style-name="P55"/>
      <text:p text:style-name="P51"/>
      <text:p text:style-name="P110">BETHESDA FLUSHING</text:p>
      <text:p text:style-name="P111"><text:span text:style-name="strong"><text:span text:style-name="T10">High Concept:</text:span></text:span><text:span text:style-name="T2"> </text:span><text:span text:style-name="aspect"><text:span text:style-name="T5">Chief Field Agent of IGEMA</text:span></text:span></text:p>
      <text:p text:style-name="P111"><text:span text:style-name="strong"><text:span text:style-name="T10">Trouble:</text:span></text:span><text:span text:style-name="T2"> </text:span><text:span text:style-name="aspect"><text:span text:style-name="T5">I’ll Get You, von Stendahl!</text:span></text:span></text:p>
      <text:p text:style-name="P111"><text:span text:style-name="strong"><text:span text:style-name="T10">Other Aspects:</text:span></text:span><text:span text:style-name="T2"> </text:span><text:span text:style-name="aspect"><text:span text:style-name="T5">My Inventions Almost Always Work. Almost.</text:span></text:span><text:span text:style-name="T2">; </text:span><text:span text:style-name="aspect"><text:span text:style-name="T5">My Grad Students Come Through, Just Not How I Expect Them To</text:span></text:span><text:span text:style-name="T2">; </text:span><text:span text:style-name="aspect"><text:span text:style-name="T5">I Trust Dr. Alemieda’s Genius</text:span></text:span></text:p>
      <text:p text:style-name="P108">APPROACHES</text:p>
      <text:p text:style-name="P111"><text:span text:style-name="strong"><text:span text:style-name="T10">Careful:</text:span></text:span><text:span text:style-name="T2"> Fair (+2)</text:span></text:p>
      <text:p text:style-name="P111"><text:span text:style-name="strong"><text:span text:style-name="T10">Clever:</text:span></text:span><text:span text:style-name="T2"> Good (+3)</text:span></text:p>
      <text:p text:style-name="P111"><text:span text:style-name="strong"><text:span text:style-name="T10">Flashy:</text:span></text:span><text:span text:style-name="T2"> Average (+1)</text:span></text:p>
      <text:p text:style-name="P111"><text:span text:style-name="strong"><text:span text:style-name="T10">Forceful:</text:span></text:span><text:span text:style-name="T2"> Fair (+2)</text:span></text:p>
      <text:p text:style-name="P111"><text:span text:style-name="strong"><text:span text:style-name="T10">Quick:</text:span></text:span><text:span text:style-name="T2"> Average (+1)</text:span></text:p>
      <text:p text:style-name="P111"><text:span text:style-name="strong"><text:span text:style-name="T10">Sneaky:</text:span></text:span><text:span text:style-name="T2"> Mediocre (+0)</text:span></text:p>
      <text:p text:style-name="P108">STUNTS</text:p>
      <text:p text:style-name="P111"><text:span text:style-name="strong"><text:span text:style-name="T10">Experimental Helo Pack:</text:span></text:span><text:span text:style-name="T2"> When I use my Experimental Helo Pack, I gain a +2 bonus to Quickly create an advantage or overcome an obstacle if flying would be both possible and helpful.</text:span></text:p>
      <text:p text:style-name="P111"><text:span text:style-name="strong"><text:span text:style-name="T10">Gadgeteer:</text:span></text:span><text:span text:style-name="T2"> Because I am a Gadgeteer, once per session I may declare that I have an especially useful device that lets me eliminate one situation aspect. </text:span><text:span text:style-name="T4">(May take one more stunt without reducing refresh!)</text:span></text:p>
      <text:p text:style-name="P107"><text:span text:style-name="T20">STRESS </text:span><text:span text:style-name="T21">O</text:span><text:span text:style-name="T20"> </text:span><text:span text:style-name="T21">O</text:span><text:span text:style-name="T20"> </text:span><text:span text:style-name="T21">O</text:span></text:p>
      <text:p text:style-name="P108">CONSEQUENCES</text:p>
      <text:p text:style-name="P111"><text:span text:style-name="strong"><text:span text:style-name="T10">Mild (2):</text:span></text:span></text:p>
      <text:p text:style-name="P111"><text:span text:style-name="strong"><text:span text:style-name="T10">Moderate (4):</text:span></text:span></text:p>
      <text:p text:style-name="P111"><text:span text:style-name="strong"><text:span text:style-name="T10">Severe (6):</text:span></text:span></text:p>
      <text:p text:style-name="P108">REFRESH: 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4:39</dc:date>
    <meta:editing-duration>PT16M11S</meta:editing-duration>
    <meta:generator>LibreOffice/3.5$Linux_X86_64 LibreOffice_project/350m1$Build-2</meta:generator>
    <meta:document-statistic meta:table-count="0" meta:image-count="0" meta:object-count="0" meta:page-count="3" meta:paragraph-count="87" meta:word-count="761" meta:character-count="4514" meta:non-whitespace-character-count="38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